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02C4BE7700DD0F22CF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bold" officeooo:rsid="0017741b" officeooo:paragraph-rsid="0017741b"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size="12pt" officeooo:rsid="0017741b" officeooo:paragraph-rsid="0017741b"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list-style-name="L3">
      <style:paragraph-properties fo:text-align="justify" style:justify-single-word="false"/>
      <style:text-properties officeooo:paragraph-rsid="0033e325"/>
    </style:style>
    <style:style style:name="P5" style:family="paragraph" style:parent-style-name="Text_20_body">
      <style:paragraph-properties fo:text-align="justify" style:justify-single-word="false"/>
      <style:text-properties officeooo:paragraph-rsid="0035bf00"/>
    </style:style>
    <style:style style:name="P6" style:family="paragraph" style:parent-style-name="Text_20_body" style:list-style-name="L4">
      <style:paragraph-properties fo:text-align="justify" style:justify-single-word="false"/>
      <style:text-properties officeooo:paragraph-rsid="003ba7c8"/>
    </style:style>
    <style:style style:name="P7" style:family="paragraph" style:parent-style-name="Text_20_body" style:list-style-name="L4">
      <style:paragraph-properties fo:text-align="justify" style:justify-single-word="false"/>
      <style:text-properties officeooo:paragraph-rsid="003d6c47"/>
    </style:style>
    <style:style style:name="P8" style:family="paragraph" style:parent-style-name="Text_20_body">
      <style:paragraph-properties fo:text-align="justify" style:justify-single-word="false"/>
      <style:text-properties officeooo:paragraph-rsid="003d6c47"/>
    </style:style>
    <style:style style:name="P9" style:family="paragraph" style:parent-style-name="Text_20_body">
      <style:paragraph-properties fo:text-align="justify" style:justify-single-word="false"/>
      <style:text-properties officeooo:paragraph-rsid="003fd32d"/>
    </style:style>
    <style:style style:name="P10" style:family="paragraph" style:parent-style-name="Text_20_body">
      <style:paragraph-properties fo:text-align="justify" style:justify-single-word="false"/>
      <style:text-properties officeooo:paragraph-rsid="00589ec3"/>
    </style:style>
    <style:style style:name="P11" style:family="paragraph" style:parent-style-name="Text_20_body">
      <style:paragraph-properties fo:text-align="justify" style:justify-single-word="false"/>
      <style:text-properties style:font-name="arial" fo:font-size="12pt" officeooo:rsid="0017741b" officeooo:paragraph-rsid="00185a1c" style:font-size-asian="12pt" style:font-size-complex="12pt"/>
    </style:style>
    <style:style style:name="P12" style:family="paragraph" style:parent-style-name="Text_20_body">
      <style:paragraph-properties fo:text-align="justify" style:justify-single-word="false"/>
      <style:text-properties style:font-name="arial" fo:font-size="12pt" officeooo:rsid="0017741b" officeooo:paragraph-rsid="001c7b81" style:font-size-asian="12pt" style:font-size-complex="12pt"/>
    </style:style>
    <style:style style:name="P13" style:family="paragraph" style:parent-style-name="Text_20_body">
      <style:paragraph-properties fo:text-align="justify" style:justify-single-word="false"/>
      <style:text-properties style:font-name="arial" fo:font-size="12pt" officeooo:rsid="0017741b" officeooo:paragraph-rsid="001aa2ae" style:font-size-asian="12pt" style:font-size-complex="12pt"/>
    </style:style>
    <style:style style:name="P14" style:family="paragraph" style:parent-style-name="Text_20_body">
      <style:paragraph-properties fo:text-align="justify" style:justify-single-word="false"/>
      <style:text-properties style:font-name="arial" fo:font-size="12pt" officeooo:rsid="0017741b" officeooo:paragraph-rsid="005b42b9" style:font-size-asian="12pt" style:font-size-complex="12pt"/>
    </style:style>
    <style:style style:name="P15" style:family="paragraph" style:parent-style-name="Text_20_body" style:list-style-name="L1">
      <style:paragraph-properties fo:text-align="justify" style:justify-single-word="false"/>
      <style:text-properties style:font-name="arial" fo:font-size="12pt" officeooo:paragraph-rsid="001aa2ae" style:font-size-asian="12pt" style:font-size-complex="12pt"/>
    </style:style>
    <style:style style:name="P16" style:family="paragraph" style:parent-style-name="Text_20_body" style:list-style-name="L1">
      <style:paragraph-properties fo:text-align="justify" style:justify-single-word="false"/>
      <style:text-properties style:font-name="arial" fo:font-size="12pt" officeooo:paragraph-rsid="001e51d5" style:font-size-asian="12pt" style:font-size-complex="12pt"/>
    </style:style>
    <style:style style:name="P17" style:family="paragraph" style:parent-style-name="Text_20_body">
      <style:paragraph-properties fo:text-align="justify" style:justify-single-word="false"/>
      <style:text-properties style:font-name="arial" fo:font-size="12pt" officeooo:paragraph-rsid="001f3978" style:font-size-asian="12pt" style:font-size-complex="12pt"/>
    </style:style>
    <style:style style:name="P18" style:family="paragraph" style:parent-style-name="Text_20_body">
      <style:paragraph-properties fo:text-align="justify" style:justify-single-word="false"/>
      <style:text-properties style:font-name="arial" fo:font-size="12pt" officeooo:paragraph-rsid="00213992" style:font-size-asian="12pt" style:font-size-complex="12pt"/>
    </style:style>
    <style:style style:name="P19" style:family="paragraph" style:parent-style-name="Text_20_body">
      <style:paragraph-properties fo:text-align="justify" style:justify-single-word="false"/>
      <style:text-properties style:font-name="arial" fo:font-size="12pt" officeooo:paragraph-rsid="00224abc" style:font-size-asian="12pt" style:font-size-complex="12pt"/>
    </style:style>
    <style:style style:name="P20" style:family="paragraph" style:parent-style-name="Text_20_body">
      <style:paragraph-properties fo:text-align="justify" style:justify-single-word="false"/>
      <style:text-properties style:font-name="arial" fo:font-size="12pt" officeooo:paragraph-rsid="0023292c" style:font-size-asian="12pt" style:font-size-complex="12pt"/>
    </style:style>
    <style:style style:name="P21" style:family="paragraph" style:parent-style-name="Text_20_body">
      <style:paragraph-properties fo:text-align="justify" style:justify-single-word="false"/>
      <style:text-properties style:font-name="arial" fo:font-size="12pt" officeooo:paragraph-rsid="00262fb1" style:font-size-asian="12pt" style:font-size-complex="12pt"/>
    </style:style>
    <style:style style:name="P22" style:family="paragraph" style:parent-style-name="Text_20_body">
      <style:paragraph-properties fo:text-align="justify" style:justify-single-word="false"/>
      <style:text-properties style:font-name="arial" fo:font-size="12pt" officeooo:paragraph-rsid="00293949" style:font-size-asian="12pt" style:font-size-complex="12pt"/>
    </style:style>
    <style:style style:name="P23" style:family="paragraph" style:parent-style-name="Text_20_body">
      <style:paragraph-properties fo:text-align="justify" style:justify-single-word="false"/>
      <style:text-properties style:font-name="arial" fo:font-size="12pt" officeooo:paragraph-rsid="002b5463" style:font-size-asian="12pt" style:font-size-complex="12pt"/>
    </style:style>
    <style:style style:name="P24" style:family="paragraph" style:parent-style-name="Text_20_body">
      <style:paragraph-properties fo:text-align="justify" style:justify-single-word="false"/>
      <style:text-properties style:font-name="arial" fo:font-size="12pt" officeooo:paragraph-rsid="002c13f9" style:font-size-asian="12pt" style:font-size-complex="12pt"/>
    </style:style>
    <style:style style:name="P25" style:family="paragraph" style:parent-style-name="Text_20_body">
      <style:paragraph-properties fo:text-align="justify" style:justify-single-word="false"/>
      <style:text-properties style:font-name="arial" fo:font-size="12pt" officeooo:paragraph-rsid="002c5ff9" style:font-size-asian="12pt" style:font-size-complex="12pt"/>
    </style:style>
    <style:style style:name="P26" style:family="paragraph" style:parent-style-name="Text_20_body" style:list-style-name="L2">
      <style:paragraph-properties fo:text-align="justify" style:justify-single-word="false"/>
      <style:text-properties style:font-name="arial" fo:font-size="12pt" officeooo:paragraph-rsid="002e11aa" style:font-size-asian="12pt" style:font-size-complex="12pt"/>
    </style:style>
    <style:style style:name="P27" style:family="paragraph" style:parent-style-name="Text_20_body">
      <style:paragraph-properties fo:text-align="justify" style:justify-single-word="false"/>
      <style:text-properties style:font-name="arial" fo:font-size="12pt" officeooo:paragraph-rsid="002f9df6" style:font-size-asian="12pt" style:font-size-complex="12pt"/>
    </style:style>
    <style:style style:name="P28" style:family="paragraph" style:parent-style-name="Text_20_body">
      <style:paragraph-properties fo:text-align="justify" style:justify-single-word="false"/>
      <style:text-properties style:font-name="arial" fo:font-size="12pt" officeooo:paragraph-rsid="003027ac" style:font-size-asian="12pt" style:font-size-complex="12pt"/>
    </style:style>
    <style:style style:name="P29" style:family="paragraph" style:parent-style-name="Text_20_body" style:list-style-name="L3">
      <style:paragraph-properties fo:text-align="justify" style:justify-single-word="false"/>
      <style:text-properties style:font-name="arial" fo:font-size="12pt" officeooo:paragraph-rsid="00337068" style:font-size-asian="12pt" style:font-size-complex="12pt"/>
    </style:style>
    <style:style style:name="P30" style:family="paragraph" style:parent-style-name="Text_20_body">
      <style:paragraph-properties fo:text-align="justify" style:justify-single-word="false"/>
      <style:text-properties style:font-name="arial" fo:font-size="12pt" officeooo:paragraph-rsid="003ae590" style:font-size-asian="12pt" style:font-size-complex="12pt"/>
    </style:style>
    <style:style style:name="P31" style:family="paragraph" style:parent-style-name="Text_20_body">
      <style:paragraph-properties fo:text-align="justify" style:justify-single-word="false"/>
      <style:text-properties style:font-name="arial" fo:font-size="12pt" officeooo:paragraph-rsid="003d6c47" style:font-size-asian="12pt" style:font-size-complex="12pt"/>
    </style:style>
    <style:style style:name="P32" style:family="paragraph" style:parent-style-name="Text_20_body">
      <style:paragraph-properties fo:text-align="justify" style:justify-single-word="false"/>
      <style:text-properties style:font-name="arial" fo:font-size="12pt" officeooo:paragraph-rsid="004edbd5" style:font-size-asian="12pt" style:font-size-complex="12pt"/>
    </style:style>
    <style:style style:name="P33" style:family="paragraph" style:parent-style-name="Text_20_body">
      <style:paragraph-properties fo:text-align="justify" style:justify-single-word="false"/>
      <style:text-properties style:font-name="arial" fo:font-size="12pt" officeooo:paragraph-rsid="004f5492" style:font-size-asian="12pt" style:font-size-complex="12pt"/>
    </style:style>
    <style:style style:name="P34" style:family="paragraph" style:parent-style-name="Text_20_body">
      <style:paragraph-properties fo:text-align="justify" style:justify-single-word="false"/>
      <style:text-properties style:font-name="arial" fo:font-size="12pt" officeooo:paragraph-rsid="00514a2e" style:font-size-asian="12pt" style:font-size-complex="12pt"/>
    </style:style>
    <style:style style:name="P35" style:family="paragraph" style:parent-style-name="Text_20_body" style:list-style-name="L5">
      <style:paragraph-properties fo:text-align="justify" style:justify-single-word="false" fo:padding="0cm" fo:border="none"/>
    </style:style>
    <style:style style:name="P36" style:family="paragraph" style:parent-style-name="Text_20_body" style:list-style-name="L5">
      <style:paragraph-properties fo:text-align="justify" style:justify-single-word="false" fo:padding="0cm" fo:border="none"/>
      <style:text-properties officeooo:paragraph-rsid="004132a4"/>
    </style:style>
    <style:style style:name="P37" style:family="paragraph" style:parent-style-name="Text_20_body" style:list-style-name="L5">
      <style:paragraph-properties fo:text-align="justify" style:justify-single-word="false" fo:padding="0cm" fo:border="none"/>
      <style:text-properties officeooo:paragraph-rsid="0042d452"/>
    </style:style>
    <style:style style:name="P38" style:family="paragraph" style:parent-style-name="Text_20_body" style:list-style-name="L6">
      <style:paragraph-properties fo:text-align="justify" style:justify-single-word="false" fo:padding="0cm" fo:border="none"/>
    </style:style>
    <style:style style:name="P39" style:family="paragraph" style:parent-style-name="Text_20_body" style:list-style-name="L6">
      <style:paragraph-properties fo:text-align="justify" style:justify-single-word="false" fo:padding="0cm" fo:border="none"/>
      <style:text-properties officeooo:paragraph-rsid="0045d385"/>
    </style:style>
    <style:style style:name="P40" style:family="paragraph" style:parent-style-name="Text_20_body" style:list-style-name="L6">
      <style:paragraph-properties fo:text-align="justify" style:justify-single-word="false" fo:padding="0cm" fo:border="none"/>
      <style:text-properties officeooo:paragraph-rsid="004924e3"/>
    </style:style>
    <style:style style:name="P41" style:family="paragraph" style:parent-style-name="Text_20_body" style:list-style-name="L6">
      <style:paragraph-properties fo:text-align="justify" style:justify-single-word="false" fo:padding="0cm" fo:border="none"/>
      <style:text-properties officeooo:paragraph-rsid="004b4e0e"/>
    </style:style>
    <style:style style:name="P42" style:family="paragraph" style:parent-style-name="Text_20_body" style:list-style-name="L9">
      <style:paragraph-properties fo:text-align="justify" style:justify-single-word="false" fo:padding="0cm" fo:border="none"/>
      <style:text-properties officeooo:paragraph-rsid="0054c06c"/>
    </style:style>
    <style:style style:name="P43" style:family="paragraph" style:parent-style-name="Text_20_body" style:list-style-name="L9">
      <style:paragraph-properties fo:text-align="justify" style:justify-single-word="false" fo:padding="0cm" fo:border="none"/>
      <style:text-properties officeooo:paragraph-rsid="0055589c"/>
    </style:style>
    <style:style style:name="P44" style:family="paragraph" style:parent-style-name="Text_20_body" style:list-style-name="L9">
      <style:paragraph-properties fo:text-align="justify" style:justify-single-word="false" fo:padding="0cm" fo:border="none"/>
      <style:text-properties officeooo:paragraph-rsid="0056ca45"/>
    </style:style>
    <style:style style:name="P45" style:family="paragraph" style:parent-style-name="Heading_20_2">
      <style:paragraph-properties fo:text-align="justify" style:justify-single-word="false"/>
    </style:style>
    <style:style style:name="P46" style:family="paragraph" style:parent-style-name="Heading_20_2" style:list-style-name="L7">
      <style:paragraph-properties fo:text-align="justify" style:justify-single-word="false"/>
    </style:style>
    <style:style style:name="P47" style:family="paragraph" style:parent-style-name="Heading_20_2" style:list-style-name="L8">
      <style:paragraph-properties fo:text-align="justify" style:justify-single-word="false"/>
    </style:style>
    <style:style style:name="P48" style:family="paragraph" style:parent-style-name="Heading_20_2">
      <style:paragraph-properties fo:text-align="justify" style:justify-single-word="false"/>
      <style:text-properties officeooo:paragraph-rsid="005e6a5e"/>
    </style:style>
    <style:style style:name="P49" style:family="paragraph" style:parent-style-name="Heading_20_4">
      <style:paragraph-properties fo:text-align="justify" style:justify-single-word="false"/>
      <style:text-properties style:font-name="arial" fo:font-size="12pt" fo:background-color="#ffff99" style:font-size-asian="12pt" style:font-size-complex="12pt"/>
    </style:style>
    <style:style style:name="P50" style:family="paragraph" style:parent-style-name="Heading_20_4">
      <style:paragraph-properties fo:text-align="justify" style:justify-single-word="false"/>
      <style:text-properties style:font-name="arial" fo:font-size="12pt" fo:background-color="transparent" style:font-size-asian="12pt" style:font-size-complex="12pt"/>
    </style:style>
    <style:style style:name="P51" style:family="paragraph" style:parent-style-name="Heading_20_1">
      <style:paragraph-properties fo:text-align="justify" style:justify-single-word="false"/>
      <style:text-properties style:font-name="arial" fo:font-size="12pt" officeooo:paragraph-rsid="003027ac" style:font-size-asian="12pt" style:font-size-complex="12pt"/>
    </style:style>
    <style:style style:name="T1" style:family="text">
      <style:text-properties officeooo:rsid="00185a1c"/>
    </style:style>
    <style:style style:name="T2" style:family="text">
      <style:text-properties officeooo:rsid="0019c68e"/>
    </style:style>
    <style:style style:name="T3" style:family="text">
      <style:text-properties officeooo:rsid="001aa2ae"/>
    </style:style>
    <style:style style:name="T4" style:family="text">
      <style:text-properties fo:font-weight="bold" style:font-weight-asian="bold" style:font-weight-complex="bold"/>
    </style:style>
    <style:style style:name="T5" style:family="text">
      <style:text-properties fo:font-weight="bold" officeooo:rsid="001aa2ae" style:font-weight-asian="bold" style:font-weight-complex="bold"/>
    </style:style>
    <style:style style:name="T6" style:family="text">
      <style:text-properties officeooo:rsid="001f3978"/>
    </style:style>
    <style:style style:name="T7" style:family="text">
      <style:text-properties officeooo:rsid="001fdddc"/>
    </style:style>
    <style:style style:name="T8" style:family="text">
      <style:text-properties officeooo:rsid="002220da"/>
    </style:style>
    <style:style style:name="T9" style:family="text">
      <style:text-properties officeooo:rsid="00226662"/>
    </style:style>
    <style:style style:name="T10" style:family="text">
      <style:text-properties officeooo:rsid="002523d0"/>
    </style:style>
    <style:style style:name="T11" style:family="text">
      <style:text-properties officeooo:rsid="0027656d"/>
    </style:style>
    <style:style style:name="T12" style:family="text">
      <style:text-properties officeooo:rsid="00293949"/>
    </style:style>
    <style:style style:name="T13" style:family="text">
      <style:text-properties fo:background-color="#ffff00" loext:char-shading-value="0"/>
    </style:style>
    <style:style style:name="T14" style:family="text">
      <style:text-properties officeooo:rsid="002c13f9"/>
    </style:style>
    <style:style style:name="T15" style:family="text">
      <style:text-properties officeooo:rsid="002e0384"/>
    </style:style>
    <style:style style:name="T16" style:family="text">
      <style:text-properties officeooo:rsid="002e11aa"/>
    </style:style>
    <style:style style:name="T17" style:family="text">
      <style:text-properties officeooo:rsid="002f9df6"/>
    </style:style>
    <style:style style:name="T18" style:family="text">
      <style:text-properties officeooo:rsid="00337068"/>
    </style:style>
    <style:style style:name="T19" style:family="text">
      <style:text-properties style:font-name="arial" fo:font-size="12pt" style:font-size-asian="12pt" style:font-size-complex="12pt"/>
    </style:style>
    <style:style style:name="T20" style:family="text">
      <style:text-properties style:font-name="arial" fo:font-size="12pt" officeooo:rsid="00337068" style:font-size-asian="12pt" style:font-size-complex="12pt"/>
    </style:style>
    <style:style style:name="T21" style:family="text">
      <style:text-properties style:font-name="arial" fo:font-size="12pt" officeooo:rsid="0033f9b8" style:font-size-asian="12pt" style:font-size-complex="12pt"/>
    </style:style>
    <style:style style:name="T22" style:family="text">
      <style:text-properties style:font-name="arial" fo:font-size="12pt" officeooo:rsid="0035bf00" style:font-size-asian="12pt" style:font-size-complex="12pt"/>
    </style:style>
    <style:style style:name="T23" style:family="text">
      <style:text-properties style:font-name="arial" fo:font-size="12pt" officeooo:rsid="003ae590" style:font-size-asian="12pt" style:font-size-complex="12pt"/>
    </style:style>
    <style:style style:name="T24" style:family="text">
      <style:text-properties style:font-name="arial" fo:font-size="12pt" officeooo:rsid="003d6c47" style:font-size-asian="12pt" style:font-size-complex="12pt"/>
    </style:style>
    <style:style style:name="T25" style:family="text">
      <style:text-properties style:font-name="arial" fo:font-size="12pt" officeooo:rsid="003dffc4" style:font-size-asian="12pt" style:font-size-complex="12pt"/>
    </style:style>
    <style:style style:name="T26" style:family="text">
      <style:text-properties style:font-name="arial" fo:font-size="12pt" officeooo:rsid="00456516" style:font-size-asian="12pt" style:font-size-complex="12pt"/>
    </style:style>
    <style:style style:name="T27" style:family="text">
      <style:text-properties style:font-name="arial" fo:font-size="12pt" officeooo:rsid="004924e3" style:font-size-asian="12pt" style:font-size-complex="12pt"/>
    </style:style>
    <style:style style:name="T28" style:family="text">
      <style:text-properties style:font-name="arial" fo:font-size="12pt" officeooo:rsid="004e8c61" style:font-size-asian="12pt" style:font-size-complex="12pt"/>
    </style:style>
    <style:style style:name="T29" style:family="text">
      <style:text-properties style:font-name="arial" fo:font-size="12pt" officeooo:rsid="005e6a5e" style:font-size-asian="12pt" style:font-size-complex="12pt"/>
    </style:style>
    <style:style style:name="T30" style:family="text">
      <style:text-properties style:font-name="arial" fo:font-size="12pt" fo:background-color="#ffff99" loext:char-shading-value="0" style:font-size-asian="12pt" style:font-size-complex="12pt"/>
    </style:style>
    <style:style style:name="T31" style:family="text">
      <style:text-properties style:font-name="arial" fo:font-size="12pt" fo:background-color="#ffff00" loext:char-shading-value="0" style:font-size-asian="12pt" style:font-size-complex="12pt"/>
    </style:style>
    <style:style style:name="T32" style:family="text">
      <style:text-properties style:font-name="arial" fo:font-size="12pt" style:text-underline-style="solid" style:text-underline-width="auto" style:text-underline-color="font-color" style:font-size-asian="12pt" style:font-size-complex="12pt"/>
    </style:style>
    <style:style style:name="T33" style:family="text">
      <style:text-properties style:font-name="arial" fo:font-size="12pt" style:text-underline-style="solid" style:text-underline-width="auto" style:text-underline-color="font-color" officeooo:rsid="00444cc5" style:font-size-asian="12pt" style:font-size-complex="12pt"/>
    </style:style>
    <style:style style:name="T34" style:family="text">
      <style:text-properties style:font-name="arial" fo:font-size="12pt" fo:background-color="transparent" loext:char-shading-value="0" style:font-size-asian="12pt" style:font-size-complex="12pt"/>
    </style:style>
    <style:style style:name="T35" style:family="text">
      <style:text-properties style:font-name="arial" fo:font-size="12pt" fo:background-color="transparent" loext:char-shading-value="0" style:font-size-asian="12pt" style:font-size-complex="12pt"/>
    </style:style>
    <style:style style:name="T36" style:family="text">
      <style:text-properties officeooo:rsid="0037050d"/>
    </style:style>
    <style:style style:name="T37" style:family="text">
      <style:text-properties fo:background-color="transparent" loext:char-shading-value="0"/>
    </style:style>
    <style:style style:name="T38" style:family="text">
      <style:text-properties officeooo:rsid="004edbd5"/>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sionado de Base de datos</text:p>
      <text:p text:style-name="P2"/>
      <text:p text:style-name="P11"><text:span text:style-name="T1">V</text:span>ersionar, evolucionar e integrar las bases de datos a la par que el código fuente y quiénes se encargan de gestionar temas de bases de dato<text:span text:style-name="T1">s, son aspectos muy importantes en el desarrollo de Sistemas informáticos</text:span>.</text:p>
      <text:p text:style-name="P14"><text:line-break/>Necesitamos versionar la base de datos para ser capaces de promocionar los cambios de nuestra aplicación de un entorno a otro, de una manera consistente, reproducible y probable. Y ser capaces así también de volver a una versión estable (código + base de datos) en caso de que algo no vaya bien.</text:p>
      <text:p text:style-name="P12">Pero, ¿cómo llevamos esto a la práctica? ¿cómo versionamos las bases de datos? <text:span text:style-name="T3">Para versionar una base de datos, ¿por dónde empiezo? Lo que debemos asegurarnos es de mantener un esquema de base de datos único en un fichero, “una línea base de tu base de datos”, es decir, una base de lo que partir para los posteriores versionados.</text:span></text:p>
      <text:p text:style-name="P13"/>
      <text:p text:style-name="P13"><text:span text:style-name="T3">E</text:span>strategias de versionado de base de datos: </text:p>
      <text:list xml:id="list1497398998" text:style-name="L1">
        <text:list-item>
          <text:p text:style-name="P15"><text:span text:style-name="T5">Realizar scripts incrementales</text:span><text:span text:style-name="T3"> con pequeños cambios de base de datos.</text:span></text:p>
        </text:list-item>
        <text:list-item>
          <text:p text:style-name="P16"><text:span text:style-name="T5">Versionar un único fichero</text:span><text:span text:style-name="T3"> con el esquema de base de datos.</text:span></text:p>
        </text:list-item>
      </text:list>
      <text:h text:style-name="P45" text:outline-level="2"><text:span text:style-name="Strong_20_Emphasis"><text:span text:style-name="T19">¿Qué es una línea base de tu base de datos ?</text:span></text:span></text:h>
      <text:p text:style-name="P17"><text:span text:style-name="T6">Resulta lo mismo que </text:span>el versionado de <text:span text:style-name="T6">tu </text:span>código fuente, con la herramienta de control de versiones que prefieras. La primera vez que <text:span text:style-name="T7">se inicia</text:span> a utilizar el control de versiones, alguien tuvo que subir un primer código base a <text:span text:style-name="T7">n</text:span>uestra herramienta.</text:p>
      <text:p text:style-name="P18">Y este código después sirvió de referencia para que el resto del equipo se lo descargara, programara a partir de él, realizara sus cambios y los subiera de nuevo al control de versiones.<text:line-break/>Pues apli<text:span text:style-name="T7">ca</text:span>mos la misma idea a la base de datos. Necesitamos un punto base para realizar posteriores desarrollos; un punto estable a partir del cual continuar versionando la base de datos.<text:line-break/>En este caso, esta línea base de base de datos será un <text:span text:style-name="T4">script</text:span> o <text:span text:style-name="T4">conjunto de scripts</text:span> que contendrán todos los comandos SQL para generar la base de datos actual de tu aplicación.</text:p>
      <text:p text:style-name="P19">Una vez creada esta línea base, <text:span text:style-name="T8">tenemos</text:span> que poder ir<text:span text:style-name="T8">nos</text:span> a una nueva máquina, y a partir de ella ser capaz de recrear la base de datos actual.</text:p>
      <text:p text:style-name="P19">Por ello <text:span text:style-name="T9">debemos </text:span>inclui<text:span text:style-name="T9">r</text:span> en esta base comandos para crear tablas, vistas, <text:span text:style-name="T36">procedimientos almacenados,</text:span> etc, incluso comandos para insertar un conjunto de datos iniciales.</text:p>
      <text:p text:style-name="P20">Y una vez creado este fichero, lo subiremos a la herramienta de control de versiones.<text:line-break/>Cualquiera de nuestras estrategias de versionado de base de datos partirán de un control de versiones.<text:line-break/><text:soft-page-break/>Si queremos relacionar la versión de código y de base de datos, es recomendable que ambos estén en un único repositorio de código.</text:p>
      <text:p text:style-name="P21">Así haciendo un tag en nuestra herramienta de control de versiones (etiquetar, poner un nombre reconocible a lo que hay en el control de versiones en un momento dado, por ejemplo 1.0.1-<text:span text:style-name="T10">bibliboteca_bd1</text:span>), podremos tener fija una versión de código asociada a su versión de base de datos, lista para ser probada.</text:p>
      <text:p text:style-name="P21">Además, <text:span text:style-name="T11">se </text:span>puede crear esta línea base de base de datos desde el minuto cero del desarrollo o posteriormente, en un estado avanzado de la base de datos si se trata de desarrollos ya empezados.</text:p>
      <text:h text:style-name="P48" text:outline-level="2"><text:span text:style-name="Strong_20_Emphasis"><text:span text:style-name="T29">Qué pasa con los entornos?</text:span></text:span></text:h>
      <text:p text:style-name="P22">Al igual que ocurre con el código, debemos saber para cada entorno (en este caso para cada base de datos de cada entorno), qué scripts de base de datos se han pasado en cada momento, qué cambios se han ido haciendo.</text:p>
      <text:p text:style-name="P22">Por ello, <text:span text:style-name="T12">es recomendable </text:span>que en las bases de datos a gestionar (desarrollo, test, etc.) cree<text:span text:style-name="T12">mos</text:span> además una nueva tabla, que se usará para almacenar <text:span text:style-name="T12">los c</text:span>ambios <text:span text:style-name="T12">que </text:span>se han hecho en cada base de datos.</text:p>
      <text:p text:style-name="P22">Un ejemplo de esta tabla podría ser el <text:span text:style-name="T37">siguiente</text:span>:</text:p>
      <text:p text:style-name="P22"><draw:a xlink:type="simple" xlink:href="https://www.javiergarzas.com/wp-content/uploads/2014/11/schemaChangesTable.png"><draw:frame draw:style-name="fr1" draw:name="Imagen1" text:anchor-type="as-char" svg:width="10.874cm" svg:height="1.217cm" draw:z-index="0"><draw:image xlink:href="Pictures/10000000000001990000002C4BE7700DD0F22CFC.png" xlink:type="simple" xlink:show="embed" xlink:actuate="onLoad" loext:mime-type="image/png"/><svg:title>schemaChangesTable</svg:title></draw:frame></draw:a></text:p>
      <text:p text:style-name="P23"><text:line-break/>Aquí por ejemplo iremos guardando en qué fecha pasamos el script, cómo se llama el script y qué versión de código está asociada a dicho script.</text:p>
      <text:p text:style-name="P24">Muchas herramientas que se encargan del versionado y migración automática de bases de datos como <text:span text:style-name="T4">Flyway</text:span> (herramienta de migración de bases de datos de código abierto), <text:span text:style-name="T14">utilizan esta lógica</text:span>.</text:p>
      <text:p text:style-name="P25">Por ello, tanto si:</text:p>
      <text:list xml:id="list4067096200" text:style-name="L2">
        <text:list-item>
          <text:p text:style-name="P26"><text:span text:style-name="T15">U</text:span>tiliza<text:span text:style-name="T15">mos</text:span> una herramienta tipo <text:span text:style-name="T4">Flyway</text:span> que automatice la gestión de cambios de base de datos en distintos entornos.</text:p>
        </text:list-item>
        <text:list-item>
          <text:p text:style-name="P26"><text:span text:style-name="T16">S</text:span>olo quieres utilizar el control de versiones habitual y aplicar los cambios de scripts manualmente. </text:p>
        </text:list-item>
      </text:list>
      <text:p text:style-name="P27"><text:span text:style-name="T16">En ambos casos los recomendable es crear el </text:span>esquema de base de datos inicial y mante<text:span text:style-name="T17">ner</text:span> algún sitio donde guardar qué scripts de base de datos se han pasado en qué entornos.<text:line-break/>Tanto en la gestión manual y mucho más en la automatización, es muy útil tener un histórico de cambios, un sitio donde poder consultar si hemos pasado ciertos cambios de base de datos que tenemos en el control de versiones en un entorno o no.</text:p>
      <text:p text:style-name="P28"><text:soft-page-break/>Así, quien haga un cambio de base de datos, subirá de distinta manera dicho cambio al control de versiones (todo dependerá de la estrategia de versionado que sigamos).</text:p>
      <text:p text:style-name="P28">Y cuando pasemos algún script de base de datos en algún entorno, tendremos que actualizar la tabla donde guardamos los cambios del esquema.</text:p>
      <text:p text:style-name="P28">Podemos hacer este proceso manualmente, o automatizarlo por línea de comandos, en el servidor de integración continua al hacer compilaciones para cada entorno etc.</text:p>
      <text:h text:style-name="P51" text:outline-level="1">Estrategias para versionar las bases de datos relacionales</text:h>
      <text:list xml:id="list582796278" text:style-name="L3">
        <text:list-item>
          <text:p text:style-name="P29"><text:span text:style-name="T18">Versionado a través de incrementales (o actualizaciones).</text:span></text:p>
        </text:list-item>
        <text:list-item>
          <text:p text:style-name="P4"><text:span text:style-name="T20">Versionado de un único fichero con el esquema de la base de datos (o versionado del estado final de la base de datos).</text:span></text:p>
        </text:list-item>
        <text:list-item>
          <text:p text:style-name="P4"><text:span text:style-name="T20">También hay otro enfoque, que no vamos a tratar, y es que existen herramientas ORM (Object Relational Mapping), como por ejemplo </text:span><text:a xlink:type="simple" xlink:href="http://www.asp.net/entity-framework" text:style-name="Internet_20_link" text:visited-style-name="Visited_20_Internet_20_Link"><text:span text:style-name="T20">Entity Framework</text:span></text:a><text:span text:style-name="T20">, </text:span><text:a xlink:type="simple" xlink:href="http://hibernate.org/orm/" text:style-name="Internet_20_link" text:visited-style-name="Visited_20_Internet_20_Link"><text:span text:style-name="T20">Hibernate ORM</text:span></text:a><text:span text:style-name="T20"> que generan los cambios de base de datos a partir de los cambios en el código.<text:line-break/></text:span></text:p>
        </text:list-item>
      </text:list>
      <text:p text:style-name="P5"><text:span text:style-name="T20">Antes de empezar, recuerda que para implementar cualquiera de </text:span><text:span text:style-name="T21">las </text:span><text:span text:style-name="T20">estrategias </text:span><text:span text:style-name="T21">1 y 2, </text:span><text:span text:style-name="T20"><text:s/>siempre </text:span><text:span text:style-name="T21">usaremos </text:span><text:span text:style-name="T20">el control de versiones, versionando a la par código y base de datos.<text:line-break/>Además comenzaremos a versionar la base de datos a partir de una línea base de base de datos (un fichero o ficheros con los scripts necesarios para recrear la base de datos inicial) que subiremos a nuestra herramienta de control de versiones, en alguna carpeta destinada a scripts de base de datos dentro de nuestro proyecto software.</text:span></text:p>
      <text:p text:style-name="P5"><text:span text:style-name="T22">Decimos </text:span><text:span text:style-name="T20">fichero o ficheros, porque podemos optar por tener un único fichero línea base de toda nuestra base de datos con todos los scripts necesarios o crear una línea base por cada uno de los objetos de nuestra base de datos (tablas, vistas, </text:span><text:span text:style-name="T22">procedimientos almacenados, </text:span><text:span text:style-name="T20">etc) como </text:span><text:span text:style-name="T22">se </text:span><text:span text:style-name="T20">ve a continuación.</text:span></text:p>
      <text:p text:style-name="P5"><text:span text:style-name="T20"><draw:frame draw:style-name="fr2" draw:name="Imagen2" text:anchor-type="as-char" svg:width="14.208cm" svg:height="3.836cm" draw:z-index="1"><draw:image xlink:href="https://www.javiergarzas.com/wp-content/uploads/2014/11/versioningDatabases.png" xlink:type="simple" xlink:show="embed" xlink:actuate="onLoad" loext:mime-type="image/png"/><svg:title>versioningDatabases</svg:title></draw:frame></text:span><text:span text:style-name="T20"><text:line-break/></text:span></text:p>
      <text:list xml:id="list3601742826" text:style-name="L7">
        <text:list-item>
          <text:list>
            <text:list-item>
              <text:h text:style-name="P46" text:outline-level="2"><text:span text:style-name="Strong_20_Emphasis"><text:span text:style-name="T19">Versionado a través de scripts incrementales o actualizaciones</text:span></text:span></text:h>
            </text:list-item>
          </text:list>
        </text:list-item>
      </text:list>
      <text:p text:style-name="P30">En esta estrategia, tomando como referencia la línea base de base de datos, cada vez que queramos hacer un cambio en ella, crear nuevas tablas, modificarlas, etc:</text:p>
      <text:list xml:id="list98235992" text:style-name="L4">
        <text:list-item>
          <text:p text:style-name="P6"><text:soft-page-break/><text:span text:style-name="T23">C</text:span><text:span text:style-name="T19">rearemos un fichero con los scripts necesarios y lo subiremos a la carpeta correspondiente en el control de versiones.</text:span></text:p>
        </text:list-item>
        <text:list-item>
          <text:p text:style-name="P7"><text:span text:style-name="T19">Nombraremos cada fichero de scripts con un identificador que acordaremos previamente, que puede tener una fecha, un timestamp y un pequeño texto que describa lo que hace el script. Esta nomenclatura tendrá que reflejar el orden en el que se deben aplicar los scripts.</text:span></text:p>
        </text:list-item>
      </text:list>
      <text:p text:style-name="P8"><text:span text:style-name="T19"><text:line-break/>Un ejemplo podría ser:</text:span></text:p>
      <text:p text:style-name="P3"><text:span text:style-name="Emphasis"><text:span text:style-name="T19">0001 – 201</text:span></text:span><text:span text:style-name="Emphasis"><text:span text:style-name="T24">9</text:span></text:span><text:span text:style-name="Emphasis"><text:span text:style-name="T19">_1</text:span></text:span><text:span text:style-name="Emphasis"><text:span text:style-name="T24">0</text:span></text:span><text:span text:style-name="Emphasis"><text:span text:style-name="T19">_0</text:span></text:span><text:span text:style-name="Emphasis"><text:span text:style-name="T24">1</text:span></text:span><text:span text:style-name="Emphasis"><text:span text:style-name="T19"> – Create users table.sql</text:span></text:span></text:p>
      <text:p text:style-name="P31">Normalmente no crearemos un fichero por cada pequeña modificación de base de datos, sino que si por ejemplo un desarrollador está programando una historia de usuario, y ésta necesita hacer varios cambios de base de datos, todos esos cambios correspondientes a esa historia de usuario irán en un mismo fichero.</text:p>
      <text:p text:style-name="P31">Así nuestra carpeta de scripts se convertirá en algo parecido a lo siguiente:</text:p>
      <text:p text:style-name="P3"><text:span text:style-name="Emphasis"><text:span text:style-name="T19">0000 – 201</text:span></text:span><text:span text:style-name="Emphasis"><text:span text:style-name="T24">9</text:span></text:span><text:span text:style-name="Emphasis"><text:span text:style-name="T19">_1</text:span></text:span><text:span text:style-name="Emphasis"><text:span text:style-name="T24">0</text:span></text:span><text:span text:style-name="Emphasis"><text:span text:style-name="T19">_0</text:span></text:span><text:span text:style-name="Emphasis"><text:span text:style-name="T24">1</text:span></text:span><text:span text:style-name="Emphasis"><text:span text:style-name="T19"> – Base_line.sql</text:span></text:span></text:p>
      <text:p text:style-name="P3"><text:span text:style-name="Emphasis"><text:span text:style-name="T19">0001 – 201</text:span></text:span><text:span text:style-name="Emphasis"><text:span text:style-name="T24">9</text:span></text:span><text:span text:style-name="Emphasis"><text:span text:style-name="T19">_1</text:span></text:span><text:span text:style-name="Emphasis"><text:span text:style-name="T24">0</text:span></text:span><text:span text:style-name="Emphasis"><text:span text:style-name="T19">_0</text:span></text:span><text:span text:style-name="Emphasis"><text:span text:style-name="T24">1</text:span></text:span><text:span text:style-name="Emphasis"><text:span text:style-name="T19"> – Create users table.sql</text:span></text:span></text:p>
      <text:p text:style-name="P3"><text:span text:style-name="Emphasis"><text:span text:style-name="T19">0002 – 201</text:span></text:span><text:span text:style-name="Emphasis"><text:span text:style-name="T24">9</text:span></text:span><text:span text:style-name="Emphasis"><text:span text:style-name="T19">_1</text:span></text:span><text:span text:style-name="Emphasis"><text:span text:style-name="T24">0</text:span></text:span><text:span text:style-name="Emphasis"><text:span text:style-name="T19">_0</text:span></text:span><text:span text:style-name="Emphasis"><text:span text:style-name="T24">2</text:span></text:span><text:span text:style-name="Emphasis"><text:span text:style-name="T19"> – Add registration date fields to users.sql</text:span></text:span></text:p>
      <text:p text:style-name="P8"><text:span text:style-name="T19">Este enfoque es como </text:span><text:span text:style-name="T24">que </text:span><text:span text:style-name="T19">fueramos realizando pequeños cambios a partir de la línea base.<text:line-break/>En otras palabras, cuando los desarrolladores se bajan los últimos cambios del control de versiones, no reciben la última versión de la base de datos, o de los objetos que la forman, sino una serie de scripts que deben ejecutar en el orden correcto para pasar de un estado de base de datos a otro.</text:span></text:p>
      <text:p text:style-name="P9"><text:span text:style-name="T19">Si en el ejemplo </text:span><text:span text:style-name="T25">quisiéramos</text:span><text:span text:style-name="T19"> recrear la base de datos de la versión del </text:span><text:span text:style-name="T25">2</text:span><text:span text:style-name="T19"> de </text:span><text:span text:style-name="T25">octu</text:span><text:span text:style-name="T19">bre, tendríamos que lanzar los scrips de la línea base de base de datos, el script Create users table, y Add registration date fields to users.</text:span></text:p>
      <text:p text:style-name="P9"><text:span text:style-name="T19">Aquí es muy importante que el equipo sepa qué scripts se han pasado en cada entorno y aplicar aquellos scripts que no han ejecutado</text:span><text:span text:style-name="T35">.</text:span></text:p>
      <text:h text:style-name="P49" text:outline-level="4"><text:span text:style-name="T37">Ventajas:</text:span></text:h>
      <text:list xml:id="list3589537466" text:style-name="L5">
        <text:list-item>
          <text:p text:style-name="P35"><text:span text:style-name="T19">Seremos capaces de ver a simple vista todos los cambios que se han ido produciendo, de forma individual.</text:span></text:p>
        </text:list-item>
        <text:list-item>
          <text:p text:style-name="P36"><text:span text:style-name="T19">Podremos ejecutar todos los scripts siguiendo el </text:span><text:span text:style-name="T32">orden</text:span><text:span text:style-name="T19"> indicado para crear la base de datos final.</text:span></text:p>
        </text:list-item>
        <text:list-item>
          <text:p text:style-name="P37"><text:span text:style-name="T19">Es </text:span><text:span text:style-name="T32">sencillo y rápido</text:span><text:span text:style-name="T19"> almacenar qué scripts se han ido pasando en qué entorno y cuáles faltan por ejecutar.</text:span></text:p>
        </text:list-item>
        <text:list-item>
          <text:p text:style-name="P37"><text:soft-page-break/><text:span text:style-name="T19">Este enfoque </text:span><text:span text:style-name="T33">sirve</text:span><text:span text:style-name="T32"> para cualquier entorno</text:span><text:span text:style-name="T19">, desde desarrollo a producción, ya que vamos evolucionando la base de datos poco a poco, incrementalmente.</text:span></text:p>
        </text:list-item>
      </text:list>
      <text:h text:style-name="P50" text:outline-level="4">Desventajas:</text:h>
      <text:list xml:id="list2500852645" text:style-name="L6">
        <text:list-item>
          <text:p text:style-name="P38"><text:span text:style-name="T32">No tenemos </text:span><text:span text:style-name="T19">una visión general de</text:span><text:span text:style-name="T26">l </text:span><text:span text:style-name="T32">esquema</text:span><text:span text:style-name="T19"> de base de datos en cualquier punto del tiempo, y las </text:span><text:span text:style-name="T32">diferencias entre versiones</text:span><text:span text:style-name="T19">. Solo tendremos dicha visión al pasar los scripts necesarios en el entorno correspondiente.</text:span></text:p>
        </text:list-item>
        <text:list-item>
          <text:p text:style-name="P39"><text:span text:style-name="T19">Si queremos montar un entorno, creando la base de datos desde cero, tendremos que ejecutar todos los scripts en orden.</text:span></text:p>
        </text:list-item>
        <text:list-item>
          <text:p text:style-name="P40"><text:span text:style-name="T19">Si la base de datos no está en el estado inicial que esperabas al crear el script, los scripts no harán efecto. Es muy importante que los scripts se ejecuten siguiendo el proceso de versionado (por ejemplo tenemos que evitar que alguien ejecute algún script sin actualizar la tabla de versionado de la base de datos).</text:span></text:p>
        </text:list-item>
        <text:list-item>
          <text:p text:style-name="P40"><text:span text:style-name="T19">Hay que acordar una buena numeración de scripts, para saber qué script va antes que otro.</text:span></text:p>
        </text:list-item>
        <text:list-item>
          <text:p text:style-name="P41"><text:span text:style-name="T19">Gestionar los índices de los scripts de base de datos en el control de versiones se vuelve un p</text:span><text:span text:style-name="T27">oco </text:span><text:span text:style-name="T19">más complicado, sobre todo al utilizar ramas. Para evitar esto, debemos actualizar frecuentemente nuestras copias locales del proyecto, para darnos cuenta de posibles nuevos scripts de nuestros compañeros que nos hagan cambiar la numeración de los scripts que vamos a subir.</text:span></text:p>
        </text:list-item>
        <text:list-item>
          <text:p text:style-name="P41"><text:span text:style-name="T19">Como los cambios que hacen los desarrolladores están en ficheros separados, con distinto nombre, aunque dos personas toquen el mismo punto de la base de datos en sus scripts, el control de versiones no lanzará un conflicto. Necesitaremos otras herramientas, o más comunicación entre nosotros para darnos cuenta los conflictos que pongan en peligro la compatibilidad de scripts.</text:span></text:p>
        </text:list-item>
      </text:list>
      <text:p text:style-name="P3"><text:span text:style-name="T19">Algunos ejemplos de </text:span><text:span text:style-name="T35">herramientas</text:span><text:span text:style-name="T19"> que siguen este enfoque de incrementales son </text:span><text:a xlink:type="simple" xlink:href="http://flywaydb.org/" text:style-name="Internet_20_link" text:visited-style-name="Visited_20_Internet_20_Link"><text:span text:style-name="T19">Flyway</text:span></text:a><text:span text:style-name="T19">, </text:span><text:a xlink:type="simple" xlink:href="http://www.dbmaintain.org/overview.html" text:style-name="Internet_20_link" text:visited-style-name="Visited_20_Internet_20_Link"><text:span text:style-name="T19">DBMantain</text:span></text:a><text:span text:style-name="T19">, </text:span><text:a xlink:type="simple" xlink:href="http://dbdeploy.com/" text:style-name="Internet_20_link" text:visited-style-name="Visited_20_Internet_20_Link"><text:span text:style-name="T19">DbDeploy</text:span></text:a><text:span text:style-name="T19">.</text:span></text:p>
      <text:list xml:id="list93495910" text:style-name="L8">
        <text:list-item>
          <text:list>
            <text:list-header>
              <text:h text:style-name="P47" text:outline-level="2"><text:span text:style-name="Strong_20_Emphasis"><text:span text:style-name="T28">2. </text:span></text:span><text:span text:style-name="Strong_20_Emphasis"><text:span text:style-name="T19">Versionar el esquema de base de datos en un único fichero (o versionar el estado de la base de datos).</text:span></text:span></text:h>
            </text:list-header>
          </text:list>
        </text:list-item>
      </text:list>
      <text:p text:style-name="P32">En este enfoque iremos evoluciona<text:span text:style-name="T38">n</text:span>do y versionando un único fichero con el esquema de base de datos.</text:p>
      <text:p text:style-name="P33">Iremos dejando en el control de versiones el estado final de la base de datos en cada versión, sin subir las pequeñas modificaciones hasta llegar a ese estado.<text:line-break/>Por ejemplo, cada vez que modifiquemos una tabla de nuestra base de datos, subiremos el último script de creación de dicha tabla al control de versiones.</text:p>
      <text:p text:style-name="P34">Si necesitamos añadir una nueva columna a una tabla de la línea base, no subiremos un script de modificación de la tabla añadiendo dicha columna. En su lugar subiremos un nuevo script de creación de la tabla donde quede incluida esa nueva columna.</text:p>
      <text:h text:style-name="P50" text:outline-level="4"><text:soft-page-break/>Ventajas:</text:h>
      <text:list xml:id="list3797756888" text:style-name="L9">
        <text:list-item>
          <text:p text:style-name="P42"><text:span text:style-name="T19">Es sencillo crear nuevos entornos desde cero, ya que solo tendremos que bajarnos la última versión del fichero de base de datos y ejecutarlo.</text:span></text:p>
        </text:list-item>
        <text:list-item>
          <text:p text:style-name="P43"><text:span text:style-name="T19">Es más sencillo ver las diferencias de versiones en el control de versiones y saber qué ha cambiado de una versión a otra.</text:span></text:p>
        </text:list-item>
        <text:list-item>
          <text:p text:style-name="P44"><text:span text:style-name="T19">Y de la misma manera, podemos gestionar los cambios de base de datos como los cambios en el código: nuestro control de versiones nos indicará dentro del mismo fichero quién ha añadido una línea de código, quién la ha borrado y cuándo.</text:span></text:p>
        </text:list-item>
        <text:list-item>
          <text:p text:style-name="P44"><text:span text:style-name="T19">También es más sencillo gestionar ramas, merges y conflictos. Aparecerán conflictos al hacer cambios sobre las mismas partes del esquema y seremos conscientes de dichos conflictos. Por ello podremos resolverlos antes de ejecutar los scripts en nuestra base de datos.</text:span></text:p>
        </text:list-item>
      </text:list>
      <text:h text:style-name="P50" text:outline-level="4">Desventajas:</text:h>
      <text:p text:style-name="P10"><text:span text:style-name="T19">Como solo tenemos el estado final de la base de datos después de los cambios, solo tenemos scripts de creación, cada vez que queramos desplegar una versión de código y base de datos, tendremos que borrar la base de datos antigua y ejecutar los nuevos scripts.</text:span></text:p>
      <text:p text:style-name="P10"><text:span text:style-name="T19">Es decir, con cada despliegue borraremos y crearemos la base de datos de cero.<text:line-break/>Esto para entornos bajos, como desarrollo y pruebas puede ser una opción, pero para entornos de producción no suele utilizarse.</text:span></text:p>
      <text:p text:style-name="P10"><text:span text:style-name="T19">Por ello mucha gente utiliza el enfoque de versionar el estado de la base de datos durante desarrollo y pruebas, y utiliza versionado por incrementales al pasar a entornos altos.</text:span></text:p>
      <text:p text:style-name="P10"><text:span text:style-name="T35">Herramientas</text:span><text:span text:style-name="T19"> como las que nos ofrece Redgate (</text:span><text:a xlink:type="simple" xlink:href="http://www.red-gate.com/products/sql-development/sql-source-control/" text:style-name="Internet_20_link" text:visited-style-name="Visited_20_Internet_20_Link"><text:span text:style-name="T19">SQL Source Control</text:span></text:a><text:span text:style-name="T19">, </text:span><text:a xlink:type="simple" xlink:href="http://www.red-gate.com/products/sql-development/sql-compare/" text:style-name="Internet_20_link" text:visited-style-name="Visited_20_Internet_20_Link"><text:span text:style-name="T19">SQL Compare</text:span></text:a><text:span text:style-name="T19">) pueden ayudarnos a usar este enfo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7:12:33.760118121</meta:creation-date>
    <dc:date>2019-10-23T21:26:49.983890441</dc:date>
    <meta:editing-duration>PT4H50S</meta:editing-duration>
    <meta:editing-cycles>72</meta:editing-cycles>
    <meta:generator>LibreOffice/6.2.7.1$Linux_X86_64 LibreOffice_project/20$Build-1</meta:generator>
    <meta:document-statistic meta:table-count="0" meta:image-count="2" meta:object-count="0" meta:page-count="6" meta:paragraph-count="77" meta:word-count="2148" meta:character-count="12590" meta:non-whitespace-character-count="10525"/>
  </office:meta>
</office:document-meta>
</file>